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Sans" fo:language="es" fo:country="ES" officeooo:rsid="00076c45" officeooo:paragraph-rsid="00076c45"/>
    </style:style>
    <style:style style:name="P2" style:family="paragraph" style:parent-style-name="Standard">
      <style:text-properties style:font-name="FreeSans" fo:language="es" fo:country="ES" officeooo:rsid="00095688" officeooo:paragraph-rsid="00095688"/>
    </style:style>
    <style:style style:name="P3" style:family="paragraph" style:parent-style-name="Standard">
      <style:paragraph-properties fo:text-align="justify" style:justify-single-word="false"/>
      <style:text-properties style:font-name="FreeSans" fo:language="es" fo:country="ES" officeooo:rsid="00095688" officeooo:paragraph-rsid="00095688"/>
    </style:style>
    <style:style style:name="P4" style:family="paragraph" style:parent-style-name="Standard">
      <style:text-properties style:font-name="FreeSans" fo:language="es" fo:country="ES" officeooo:rsid="000a173d" officeooo:paragraph-rsid="000a173d"/>
    </style:style>
    <style:style style:name="P5" style:family="paragraph" style:parent-style-name="Standard">
      <style:paragraph-properties fo:text-align="justify" style:justify-single-word="false"/>
      <style:text-properties style:font-name="FreeSans" fo:language="es" fo:country="ES" officeooo:rsid="000a173d" officeooo:paragraph-rsid="000d1328"/>
    </style:style>
    <style:style style:name="P6" style:family="paragraph" style:parent-style-name="Standard">
      <style:paragraph-properties fo:text-align="justify" style:justify-single-word="false"/>
      <style:text-properties style:font-name="FreeSans" fo:language="es" fo:country="ES" officeooo:rsid="000d1328" officeooo:paragraph-rsid="000d1328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FreeSans" fo:language="es" fo:country="ES" officeooo:rsid="00102221" officeooo:paragraph-rsid="00102221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FreeSans" fo:language="es" fo:country="ES" officeooo:rsid="0011f830" officeooo:paragraph-rsid="0011f830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FreeSans" fo:language="es" fo:country="ES" officeooo:rsid="00133276" officeooo:paragraph-rsid="00133276"/>
    </style:style>
    <style:style style:name="P10" style:family="paragraph" style:parent-style-name="Standard">
      <style:paragraph-properties fo:text-align="justify" style:justify-single-word="false"/>
      <style:text-properties style:font-name="FreeSans" fo:language="es" fo:country="ES" officeooo:rsid="001781d0" officeooo:paragraph-rsid="001781d0"/>
    </style:style>
    <style:style style:name="P11" style:family="paragraph" style:parent-style-name="Standard">
      <style:paragraph-properties fo:text-align="justify" style:justify-single-word="false"/>
      <style:text-properties style:font-name="FreeSans" fo:language="es" fo:country="ES" officeooo:rsid="0019aa66" officeooo:paragraph-rsid="0019aa66"/>
    </style:style>
    <style:style style:name="P12" style:family="paragraph" style:parent-style-name="Standard">
      <style:paragraph-properties fo:text-align="justify" style:justify-single-word="false"/>
      <style:text-properties style:font-name="FreeSans" fo:language="es" fo:country="ES" officeooo:rsid="0019cca4" officeooo:paragraph-rsid="0019cca4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FreeSans" fo:language="es" fo:country="ES" officeooo:rsid="0019cca4" officeooo:paragraph-rsid="0019cca4"/>
    </style:style>
    <style:style style:name="P14" style:family="paragraph" style:parent-style-name="Standard">
      <style:paragraph-properties fo:text-align="justify" style:justify-single-word="false"/>
      <style:text-properties style:font-name="FreeSans" fo:language="es" fo:country="ES" officeooo:rsid="001e4ba7" officeooo:paragraph-rsid="001e4ba7"/>
    </style:style>
    <style:style style:name="T1" style:family="text">
      <style:text-properties officeooo:rsid="000d1328"/>
    </style:style>
    <style:style style:name="T2" style:family="text">
      <style:text-properties officeooo:rsid="001224b1"/>
    </style:style>
    <style:style style:name="T3" style:family="text">
      <style:text-properties officeooo:rsid="00126346"/>
    </style:style>
    <style:style style:name="T4" style:family="text">
      <style:text-properties officeooo:rsid="00133276"/>
    </style:style>
    <style:style style:name="T5" style:family="text">
      <style:text-properties officeooo:rsid="00178fb6"/>
    </style:style>
    <style:style style:name="T6" style:family="text">
      <style:text-properties officeooo:rsid="001b9ac0"/>
    </style:style>
    <style:style style:name="T7" style:family="text">
      <style:text-properties officeooo:rsid="001c9f84"/>
    </style:style>
    <style:style style:name="T8" style:family="text">
      <style:text-properties officeooo:rsid="001dce8c"/>
    </style:style>
    <style:style style:name="T9" style:family="text">
      <style:text-properties officeooo:rsid="001e4b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Popayán 13 de junio de 2016</text:p>
      <text:p text:style-name="P1"/>
      <text:p text:style-name="P2"/>
      <text:p text:style-name="P2">Señora</text:p>
      <text:p text:style-name="P4">Carmenza Liliana Lopez Patiño</text:p>
      <text:p text:style-name="P2"/>
      <text:p text:style-name="P2"/>
      <text:p text:style-name="P2">Cordial Saludo</text:p>
      <text:p text:style-name="P2"/>
      <text:p text:style-name="P3"/>
      <text:p text:style-name="P5">Me dirijo a usted para <text:span text:style-name="T1">presentarle los requisitos para el desarrollo de la página web del evento “</text:span></text:p>
      <text:p text:style-name="P6">XVIII Encuentro Colombiano y I Encuentro Regional de Apicultores del Cauca”. </text:p>
      <text:p text:style-name="P6"/>
      <text:list xml:id="list3457148733844846075" text:style-name="L1">
        <text:list-item>
          <text:p text:style-name="P7">Hosting con PHP versión 5.6, Mysql y capacidad <text:s/>de almacenamiento de al menos 500MB, el cual debe asegurarse tenga soporte para ejecutar una aplicación desarrollada en Laravel <text:span text:style-name="T4">versión</text:span> 5.</text:p>
        </text:list-item>
        <text:list-item>
          <text:p text:style-name="P8">Lista detallada de los conferencistas <text:span text:style-name="T2">(Ej. Hojas de vida, fotos, redes sociales, temática).</text:span> </text:p>
        </text:list-item>
        <text:list-item>
          <text:p text:style-name="P8">Imágenes de eventos anteriores, <text:span text:style-name="T3">lugar del evento, organizadores y patrocinadores</text:span>.</text:p>
        </text:list-item>
        <text:list-item>
          <text:p text:style-name="P8">Formas de pago de las inscripciones, así como información de contacto y números de cuenta en caso de consignación bancaria.</text:p>
        </text:list-item>
        <text:list-item>
          <text:p text:style-name="P9">Información detallada de los patrocinadores del evento.</text:p>
        </text:list-item>
        <text:list-item>
          <text:p text:style-name="P13"><text:span text:style-name="T6">Información</text:span> detallada de la distribución del lugar del evento.</text:p>
        </text:list-item>
      </text:list>
      <text:p text:style-name="P2"/>
      <text:p text:style-name="P10">Para llevar al cabo el desarrollo <text:span text:style-name="T5">es de suma importancia contar con el hosting, lo que permitirá a ustedes verificar en cualquier momento el estado del desarrollo de la página y ajustar los requisitos de acuerdo a sus necesidades.</text:span></text:p>
      <text:p text:style-name="P10"/>
      <text:p text:style-name="P12">El valor del hosting <text:span text:style-name="T8">en dongee es de $19.716/mes, con un descuento del 30% si el plan se contrata por un año.</text:span></text:p>
      <text:p text:style-name="P12"/>
      <text:p text:style-name="P10"/>
      <text:p text:style-name="P11">Gracias por su atención</text:p>
      <text:p text:style-name="P11"/>
      <text:p text:style-name="P11"/>
      <text:p text:style-name="P11">Atentamente</text:p>
      <text:p text:style-name="P11"/>
      <text:p text:style-name="P11">Yihsel Ariana Castro Rivera</text:p>
      <text:p text:style-name="P11">C.C. 1061696230 de Popayán</text:p>
      <text:p text:style-name="P11">Celular:</text:p>
      <text:p text:style-name="P11">Correo electrónico:</text:p>
      <text:p text:style-name="P14">yiseariana@g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9:33:07.911513097</meta:creation-date>
    <dc:date>2016-06-13T10:25:14.655065310</dc:date>
    <meta:editing-duration>PT51M57S</meta:editing-duration>
    <meta:editing-cycles>24</meta:editing-cycles>
    <meta:generator>LibreOffice/5.1.2.2$Linux_X86_64 LibreOffice_project/d3bf12ecb743fc0d20e0be0c58ca359301eb705f</meta:generator>
    <meta:document-statistic meta:table-count="0" meta:image-count="0" meta:object-count="0" meta:page-count="1" meta:paragraph-count="21" meta:word-count="214" meta:character-count="1329" meta:non-whitespace-character-count="1139"/>
  </office:meta>
</office:document-meta>
</file>